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93f" officeooo:paragraph-rsid="0001693f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1693f" officeooo:paragraph-rsid="00099133" style:font-weight-asian="bold" style:font-weight-complex="bold"/>
    </style:style>
    <style:style style:name="P3" style:family="paragraph" style:parent-style-name="Standard">
      <style:text-properties fo:font-weight="bold" officeooo:rsid="0001693f" officeooo:paragraph-rsid="00099133" style:font-weight-asian="bold" style:font-weight-complex="bold"/>
    </style:style>
    <style:style style:name="P4" style:family="paragraph" style:parent-style-name="Standard">
      <style:text-properties fo:font-weight="bold" officeooo:rsid="0002094f" officeooo:paragraph-rsid="0002094f" style:font-weight-asian="bold" style:font-weight-complex="bold"/>
    </style:style>
    <style:style style:name="P5" style:family="paragraph" style:parent-style-name="Standard">
      <style:text-properties fo:font-weight="bold" officeooo:rsid="0002094f" officeooo:paragraph-rsid="00099133" style:font-weight-asian="bold" style:font-weight-complex="bold"/>
    </style:style>
    <style:style style:name="P6" style:family="paragraph" style:parent-style-name="Standard">
      <style:text-properties fo:font-weight="bold" officeooo:rsid="00024a8b" officeooo:paragraph-rsid="00024a8b" style:font-weight-asian="bold" style:font-weight-complex="bold"/>
    </style:style>
    <style:style style:name="P7" style:family="paragraph" style:parent-style-name="Standard">
      <style:text-properties fo:font-weight="bold" officeooo:rsid="00024a8b" officeooo:paragraph-rsid="00099133" style:font-weight-asian="bold" style:font-weight-complex="bold"/>
    </style:style>
    <style:style style:name="P8" style:family="paragraph" style:parent-style-name="Standard">
      <style:text-properties fo:font-weight="normal" officeooo:rsid="0002094f" officeooo:paragraph-rsid="0002094f" style:font-weight-asian="normal" style:font-weight-complex="normal"/>
    </style:style>
    <style:style style:name="P9" style:family="paragraph" style:parent-style-name="Standard">
      <style:text-properties fo:font-weight="normal" officeooo:rsid="0002094f" officeooo:paragraph-rsid="00099133" style:font-weight-asian="normal" style:font-weight-complex="normal"/>
    </style:style>
    <style:style style:name="P10" style:family="paragraph" style:parent-style-name="Standard">
      <style:text-properties fo:font-weight="normal" officeooo:rsid="00033a7c" officeooo:paragraph-rsid="00033a7c" style:font-weight-asian="normal" style:font-weight-complex="normal"/>
    </style:style>
    <style:style style:name="P11" style:family="paragraph" style:parent-style-name="Standard">
      <style:text-properties fo:font-weight="normal" officeooo:rsid="00049fda" officeooo:paragraph-rsid="00049fda" style:font-weight-asian="normal" style:font-weight-complex="normal"/>
    </style:style>
    <style:style style:name="P12" style:family="paragraph" style:parent-style-name="Standard">
      <style:text-properties fo:font-weight="normal" officeooo:rsid="00049fda" officeooo:paragraph-rsid="000a78bd" style:font-weight-asian="normal" style:font-weight-complex="normal"/>
    </style:style>
    <style:style style:name="P13" style:family="paragraph" style:parent-style-name="Standard">
      <style:text-properties fo:font-variant="normal" fo:text-transform="none" fo:letter-spacing="normal" fo:font-style="normal" fo:font-weight="normal" officeooo:rsid="0002094f" officeooo:paragraph-rsid="0002094f" style:font-weight-asian="normal" style:font-weight-complex="normal"/>
    </style:style>
    <style:style style:name="P14" style:family="paragraph" style:parent-style-name="Standard">
      <style:text-properties fo:font-variant="normal" fo:text-transform="none" fo:letter-spacing="normal" fo:font-style="normal" fo:font-weight="normal" officeooo:rsid="0002094f" officeooo:paragraph-rsid="00099133" style:font-weight-asian="normal" style:font-weight-complex="normal"/>
    </style:style>
    <style:style style:name="P15" style:family="paragraph" style:parent-style-name="Standard">
      <style:text-properties fo:font-variant="normal" fo:text-transform="none" fo:letter-spacing="normal" fo:font-style="normal" fo:font-weight="normal" officeooo:rsid="00033a7c" officeooo:paragraph-rsid="00033a7c" style:font-weight-asian="normal" style:font-weight-complex="normal"/>
    </style:style>
    <style:style style:name="P16" style:family="paragraph" style:parent-style-name="Standard">
      <style:text-properties fo:font-variant="normal" fo:text-transform="none" fo:letter-spacing="normal" fo:font-style="normal" fo:font-weight="normal" officeooo:rsid="00033a7c" officeooo:paragraph-rsid="00099133" style:font-weight-asian="normal" style:font-weight-complex="normal"/>
    </style:style>
    <style:style style:name="P17" style:family="paragraph" style:parent-style-name="Standard">
      <style:text-properties fo:font-variant="normal" fo:text-transform="none" fo:letter-spacing="normal" fo:font-style="normal" fo:font-weight="normal" officeooo:rsid="00049fda" officeooo:paragraph-rsid="00049fda" style:font-weight-asian="normal" style:font-weight-complex="normal"/>
    </style:style>
    <style:style style:name="P18" style:family="paragraph" style:parent-style-name="Standard">
      <style:text-properties fo:font-variant="normal" fo:text-transform="none" fo:letter-spacing="normal" fo:font-style="normal" fo:font-weight="normal" officeooo:rsid="00049fda" officeooo:paragraph-rsid="00099133" style:font-weight-asian="normal" style:font-weight-complex="normal"/>
    </style:style>
    <style:style style:name="P19" style:family="paragraph" style:parent-style-name="Standard">
      <style:text-properties fo:font-variant="normal" fo:text-transform="none" fo:letter-spacing="normal" fo:font-style="normal" fo:font-weight="normal" officeooo:rsid="0005d659" officeooo:paragraph-rsid="0005d659" style:font-weight-asian="normal" style:font-weight-complex="normal"/>
    </style:style>
    <style:style style:name="P20" style:family="paragraph" style:parent-style-name="Standard">
      <style:text-properties fo:font-variant="normal" fo:text-transform="none" fo:letter-spacing="normal" fo:font-style="normal" fo:font-weight="normal" officeooo:rsid="0005d659" officeooo:paragraph-rsid="00099133" style:font-weight-asian="normal" style:font-weight-complex="normal"/>
    </style:style>
    <style:style style:name="P21" style:family="paragraph" style:parent-style-name="Standard">
      <style:text-properties fo:font-variant="normal" fo:text-transform="none" fo:letter-spacing="normal" fo:font-style="normal" fo:font-weight="normal" officeooo:rsid="00063f12" officeooo:paragraph-rsid="00063f12" style:font-weight-asian="normal" style:font-weight-complex="normal"/>
    </style:style>
    <style:style style:name="P22" style:family="paragraph" style:parent-style-name="Standard">
      <style:text-properties fo:font-variant="normal" fo:text-transform="none" fo:letter-spacing="normal" fo:font-style="normal" fo:font-weight="bold" officeooo:rsid="0004093c" officeooo:paragraph-rsid="0004093c" style:font-weight-asian="bold" style:font-weight-complex="bold"/>
    </style:style>
    <style:style style:name="P23" style:family="paragraph" style:parent-style-name="Standard">
      <style:text-properties fo:font-variant="normal" fo:text-transform="none" fo:letter-spacing="normal" fo:font-style="normal" fo:font-weight="bold" officeooo:rsid="0004093c" officeooo:paragraph-rsid="00099133" style:font-weight-asian="bold" style:font-weight-complex="bold"/>
    </style:style>
    <style:style style:name="P24" style:family="paragraph" style:parent-style-name="Standard">
      <style:text-properties fo:font-variant="normal" fo:text-transform="none" fo:letter-spacing="normal" fo:font-style="normal" fo:font-weight="bold" officeooo:rsid="0005d659" officeooo:paragraph-rsid="0005d659" style:font-weight-asian="bold" style:font-weight-complex="bold"/>
    </style:style>
    <style:style style:name="P25" style:family="paragraph" style:parent-style-name="Standard">
      <style:text-properties fo:font-variant="normal" fo:text-transform="none" fo:letter-spacing="normal" fo:font-style="normal" fo:font-weight="bold" officeooo:rsid="0005d659" officeooo:paragraph-rsid="00099133" style:font-weight-asian="bold" style:font-weight-complex="bold"/>
    </style:style>
    <style:style style:name="P26" style:family="paragraph" style:parent-style-name="Standard">
      <style:text-properties fo:font-variant="normal" fo:text-transform="none" fo:letter-spacing="normal" fo:font-style="normal" fo:font-weight="bold" officeooo:rsid="00063f12" officeooo:paragraph-rsid="00063f12" style:font-weight-asian="bold" style:font-weight-complex="bold"/>
    </style:style>
    <style:style style:name="P27" style:family="paragraph" style:parent-style-name="Standard">
      <style:text-properties fo:font-variant="normal" fo:text-transform="none" fo:letter-spacing="normal" fo:font-style="normal" fo:font-weight="bold" officeooo:rsid="00063f12" officeooo:paragraph-rsid="00099133" style:font-weight-asian="bold" style:font-weight-complex="bold"/>
    </style:style>
    <style:style style:name="P28" style:family="paragraph" style:parent-style-name="Standard">
      <style:text-properties fo:font-variant="normal" fo:text-transform="none" fo:letter-spacing="normal" fo:font-style="normal" fo:font-weight="normal" officeooo:rsid="000c4cd7" officeooo:paragraph-rsid="000c4cd7" style:font-weight-asian="normal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letter-spacing="normal" fo:font-style="normal" style:text-underline-style="solid" style:text-underline-width="auto" style:text-underline-color="font-color" officeooo:rsid="00099133"/>
    </style:style>
    <style:style style:name="T6" style:family="text">
      <style:text-properties fo:font-variant="normal" fo:text-transform="none" fo:letter-spacing="normal" fo:font-style="normal" style:text-underline-style="solid" style:text-underline-width="auto" style:text-underline-color="font-color" officeooo:rsid="0009e72e"/>
    </style:style>
    <style:style style:name="T7" style:family="text">
      <style:text-properties fo:font-variant="normal" fo:text-transform="none" fo:letter-spacing="normal" fo:font-style="normal" officeooo:rsid="00033a7c"/>
    </style:style>
    <style:style style:name="T8" style:family="text">
      <style:text-properties fo:font-variant="normal" fo:text-transform="none" fo:letter-spacing="normal" fo:font-style="normal" officeooo:rsid="00063f12"/>
    </style:style>
    <style:style style:name="T9" style:family="text">
      <style:text-properties fo:font-variant="normal" fo:text-transform="none" fo:letter-spacing="normal" fo:font-style="normal" officeooo:rsid="00073135"/>
    </style:style>
    <style:style style:name="T10" style:family="text">
      <style:text-properties fo:font-variant="normal" fo:text-transform="none" fo:letter-spacing="normal" fo:font-style="normal" officeooo:rsid="00099133"/>
    </style:style>
    <style:style style:name="T11" style:family="text">
      <style:text-properties fo:font-variant="normal" fo:text-transform="none" fo:letter-spacing="normal" fo:font-style="normal" officeooo:rsid="0009e72e"/>
    </style:style>
    <style:style style:name="T12" style:family="text">
      <style:text-properties fo:font-variant="normal" fo:text-transform="none" fo:letter-spacing="normal" fo:font-style="normal" officeooo:rsid="000c4cd7"/>
    </style:style>
    <style:style style:name="T13" style:family="text">
      <style:text-properties officeooo:rsid="000991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conceitual para o caso de uso: Autenticar usuário</text:p>
      <text:p text:style-name="P1"/>
      <text:p text:style-name="P4">Texto caso de uso:</text:p>
      <text:p text:style-name="P8"><text:span text:style-name="T2">1.</text:span><text:span text:style-name="T1"> </text:span><text:span text:style-name="T2">O </text:span><text:span text:style-name="T4">Denunciante</text:span><text:span text:style-name="T2"> </text:span><text:span text:style-name="T3">acessa</text:span><text:span text:style-name="T2"> a </text:span><text:span text:style-name="T4">página</text:span><text:span text:style-name="T2"> ou </text:span><text:span text:style-name="T4">tela</text:span><text:span text:style-name="T2"> de login e </text:span><text:span text:style-name="T3">fornece</text:span><text:span text:style-name="T2"> suas </text:span><text:span text:style-name="T4">credenciais</text:span><text:span text:style-name="T2">.</text:span><text:line-break/><text:span text:style-name="T2">2.</text:span><text:span text:style-name="T1"> </text:span><text:span text:style-name="T2">O Denunciante </text:span><text:span text:style-name="T3">clica</text:span><text:span text:style-name="T2"> no </text:span><text:span text:style-name="T4">botão</text:span><text:span text:style-name="T2"> de ”Login”ou ”Entrar”para </text:span><text:span text:style-name="T3">realizar</text:span><text:span text:style-name="T2"> a </text:span><text:span text:style-name="T4">requisição</text:span><text:span text:style-name="T2"> de </text:span><text:span text:style-name="T4">autenticação</text:span><text:span text:style-name="T2"> ao </text:span><text:span text:style-name="T4">sistema</text:span><text:span text:style-name="T2">.</text:span><text:line-break/><text:span text:style-name="T2">3.</text:span><text:span text:style-name="T1"> </text:span><text:span text:style-name="T2">O Sistema avisa se </text:span><text:span text:style-name="T3">houver</text:span><text:span text:style-name="T2"> algum </text:span><text:span text:style-name="T4">erro</text:span><text:span text:style-name="T2"> com as credenciais do Denunciante e o </text:span><text:span text:style-name="T3">redireciona</text:span><text:span text:style-name="T2"> para a tela de login.</text:span><text:line-break/><text:span text:style-name="T2">4.</text:span><text:span text:style-name="T1"> </text:span><text:span text:style-name="T2">O Sistema </text:span><text:span text:style-name="T3">avisa</text:span><text:span text:style-name="T2"> que o login foi </text:span><text:span text:style-name="T3">realizado</text:span><text:span text:style-name="T2"> com sucesso se não houver erros na credencial do Denunciante. Após o aviso, ele o redireciona para a tela principal do sistema.</text:span><text:line-break/><text:span text:style-name="T2">5.</text:span><text:span text:style-name="T1"> </text:span><text:span text:style-name="T2">Uma vez autenticado, o Denunciante pode </text:span><text:span text:style-name="T3">ver</text:span><text:span text:style-name="T2"> as </text:span><text:span text:style-name="T4">denúncias</text:span><text:span text:style-name="T2"> que ele já realizou, denúncias de outros </text:span><text:span text:style-name="T4">usuários</text:span><text:span text:style-name="T2"> e pode </text:span><text:span text:style-name="T3">criar</text:span><text:span text:style-name="T2"> uma nova denúncia.</text:span></text:p>
      <text:p text:style-name="P13"/>
      <text:p text:style-name="P6"><text:span text:style-name="T2">Substantivos </text:span><text:span text:style-name="T7">candidatos</text:span><text:span text:style-name="T2"> presentes no texto:</text:span></text:p>
      <text:p text:style-name="P10"><text:span text:style-name="T2">Denunciante; Página; Tela; </text:span><text:span text:style-name="T8">Credenciais;</text:span><text:span text:style-name="T2"> Botão; Requisição; Autenticação; Sistema; </text:span><text:span text:style-name="T9">Erro; </text:span><text:span text:style-name="T2">Denúncias; Usuários.</text:span></text:p>
      <text:p text:style-name="P15"/>
      <text:p text:style-name="P22">Substantivos importantes:</text:p>
      <text:p text:style-name="P11"><text:span text:style-name="T2">Denunciante; Página; </text:span><text:span text:style-name="T8">Credenciais</text:span><text:span text:style-name="T2">; Denúncias; Usuários.</text:span></text:p>
      <text:p text:style-name="P17"/>
      <text:p text:style-name="P24">Verbos:</text:p>
      <text:p text:style-name="P19">Acessa; Fornece; Clica; Realizar; Houver; Redireciona; Avisa; Realizado; Ver; Criar.</text:p>
      <text:p text:style-name="P19"/>
      <text:p text:style-name="P24">Verbos de interesse do sistema:</text:p>
      <text:p text:style-name="P19">Acessa; Fornece; Realiza; Redireciona; Avisa; Ver; Criar.</text:p>
      <text:p text:style-name="P19"/>
      <text:p text:style-name="P26">Atributos dos candidatos a conceitos:</text:p>
      <text:p text:style-name="P21">Denunciante; Denúncias; Credenciais;</text:p>
      <text:p text:style-name="P2">Modelo conceitual para o caso de uso: <text:span text:style-name="T13">Criar Denúncia</text:span></text:p>
      <text:p text:style-name="P3"/>
      <text:p text:style-name="P5">Texto caso de uso:</text:p>
      <text:p text:style-name="P9"><text:span text:style-name="T2">1. O </text:span><text:span text:style-name="T4">Denunciante</text:span><text:span text:style-name="T2"> </text:span><text:span text:style-name="T3">acessa</text:span><text:span text:style-name="T2"> a </text:span><text:span text:style-name="T4">pá</text:span><text:span text:style-name="T5">gina</text:span><text:span text:style-name="T2"> de </text:span><text:span text:style-name="T4">cadastramento</text:span><text:span text:style-name="T2"> de nova </text:span><text:span text:style-name="T4">denú</text:span><text:span text:style-name="T5">ncia</text:span><text:span text:style-name="T2">.<text:line-break/>2. O Denunciante </text:span><text:span text:style-name="T3">realiza</text:span><text:span text:style-name="T2"> o </text:span><text:span text:style-name="T4">preenchimento</text:span><text:span text:style-name="T2"> do </text:span><text:span text:style-name="T4">formulá</text:span><text:span text:style-name="T5">rio</text:span><text:span text:style-name="T2"> de d</text:span><text:span text:style-name="T10">enúncia</text:span><text:span text:style-name="T2">.<text:line-break/>3. O </text:span><text:span text:style-name="T4">Sistema</text:span><text:span text:style-name="T2"> tem a capacidade de </text:span><text:span text:style-name="T3">validar</text:span><text:span text:style-name="T2"> se existe alguma </text:span><text:span text:style-name="T4">informaçã</text:span><text:span text:style-name="T5">o</text:span><text:span text:style-name="T2"> faltante ainda na </text:span><text:span text:style-name="T4">tela</text:span><text:span text:style-name="T2"> de </text:span><text:span text:style-name="T4">cadastro</text:span><text:span text:style-name="T2"> de nova denúncia.<text:line-break/>4. O Denunciante </text:span><text:span text:style-name="T3">clica</text:span><text:span text:style-name="T2"> no </text:span><text:span text:style-name="T4">botão</text:span><text:span text:style-name="T2"> de submissão do formulário para </text:span><text:span text:style-name="T3">enviar</text:span><text:span text:style-name="T2"> a sua denúncia.<text:line-break/>5. Após o clicar no botão de envio, os </text:span><text:span text:style-name="T4">dados</text:span><text:span text:style-name="T2"> do formulário são </text:span><text:span text:style-name="T3">passados</text:span><text:span text:style-name="T2"> para o </text:span><text:span text:style-name="T4">backend</text:span><text:span text:style-name="T2">, onde </text:span><text:span text:style-name="T3">serão</text:span><text:span text:style-name="T2"> tratados.<text:line-break/>6. O backend do sistema deverá </text:span><text:span text:style-name="T3">retornar</text:span><text:span text:style-name="T2"> uma </text:span><text:span text:style-name="T4">mensagem</text:span><text:span text:style-name="T2"> </text:span><text:span text:style-name="T3">avisando</text:span><text:span text:style-name="T2"> que a denúncia foi feita com </text:span><text:span text:style-name="T4">sucesso</text:span><text:span text:style-name="T2"> ou se </text:span><text:span text:style-name="T3">houve</text:span><text:span text:style-name="T2"> algum </text:span><text:span text:style-name="T4">erro</text:span><text:span text:style-name="T2">.<text:line-break/>7. A tela do </text:span><text:span text:style-name="T4">usuário</text:span><text:span text:style-name="T2"> </text:span><text:span text:style-name="T3">recebe</text:span><text:span text:style-name="T2"> a </text:span><text:span text:style-name="T4">confirmaçã</text:span><text:span text:style-name="T6">o</text:span><text:span text:style-name="T11"> </text:span><text:span text:style-name="T2">de sucesso ou </text:span><text:span text:style-name="T4">fracasso</text:span><text:span text:style-name="T2"> do backend e </text:span><text:span text:style-name="T3">imprime</text:span><text:span text:style-name="T2"> o aviso de forma visual e legí</text:span><text:span text:style-name="T11">v</text:span><text:span text:style-name="T2">el para o Denunciante.<text:line-break/>8. O Denunciante pode </text:span><text:span text:style-name="T3">retornar</text:span><text:span text:style-name="T2"> a tela inicial ou pode </text:span><text:span text:style-name="T3">realizar</text:span><text:span text:style-name="T2"> uma nova denú</text:span><text:span text:style-name="T11">n</text:span><text:span text:style-name="T2">cia</text:span></text:p>
      <text:p text:style-name="P14"/>
      <text:p text:style-name="P7"><text:span text:style-name="T2">Substantivos </text:span><text:span text:style-name="T7">candidatos</text:span><text:span text:style-name="T2"> presentes no texto:</text:span></text:p>
      <text:p text:style-name="P12"><text:span text:style-name="T2">Denunciante; Página; </text:span><text:span text:style-name="T11">Cadastramento</text:span><text:span text:style-name="T2">; Denúncia; </text:span><text:span text:style-name="T11">Preenchimento;</text:span><text:span text:style-name="T2"> </text:span><text:span text:style-name="T11">Formulário; Sistema; Informação; Tela; Cadastro; </text:span><text:span text:style-name="T12">Dados; </text:span><text:span text:style-name="T11">Mensagem; Sucesso; Erro; </text:span><text:span text:style-name="T2">Usuário; </text:span><text:span text:style-name="T11">Confirmação; Fracasso;</text:span></text:p>
      <text:p text:style-name="P16"/>
      <text:p text:style-name="P23">Substantivos importantes:</text:p>
      <text:p text:style-name="P28">Denunciante; Cadastro; Usuário; Denúncia; Formulário; Informação; Mensagem;</text:p>
      <text:p text:style-name="P18"/>
      <text:p text:style-name="P25">Verbos:</text:p>
      <text:p text:style-name="P28">Acessa; Realiza; Validar; Clica; Enviar; Passar; Serão; Retornar; Avisar; Houver; Receber; Imprime; Retornar.</text:p>
      <text:p text:style-name="P20"/>
      <text:p text:style-name="P25">Verbos de interesse do sistema:</text:p>
      <text:p text:style-name="P28">Acessar; Validar; Enviar; Retornar; Receber; Imprimir.</text:p>
      <text:p text:style-name="P20"/>
      <text:p text:style-name="P27">Atributos dos candidatos a conceitos:</text:p>
      <text:p text:style-name="P28">Informação; Dados; Sucesso; Erro; Confirmação; Fracasso.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53:05.635260174</meta:creation-date>
    <dc:date>2022-09-19T21:06:15.143603824</dc:date>
    <meta:editing-duration>PT1H39M31S</meta:editing-duration>
    <meta:editing-cycles>15</meta:editing-cycles>
    <meta:generator>LibreOffice/7.4.1.2$MacOSX_X86_64 LibreOffice_project/3c58a8f3a960df8bc8fd77b461821e42c061c5f0</meta:generator>
    <meta:document-statistic meta:table-count="0" meta:image-count="0" meta:object-count="0" meta:page-count="2" meta:paragraph-count="26" meta:word-count="392" meta:character-count="2645" meta:non-whitespace-character-count="2279"/>
  </office:meta>
</office:document-meta>
</file>